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106H55M00S" calcext:value-type="time">
            <text:p>106:55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notification intervals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CRUD notifications Frontend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Ad backend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Finish Ads CRUD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Register Stepper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/>
          <table:table-cell table:formula="of:=[.C61]-[.B61]" office:value-type="time" office:time-value="PT01H44M00S" calcext:value-type="time">
            <text:p>01:44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2]-[.B6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3]-[.B6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4]-[.B6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5]-[.B6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6]-[.B6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7]-[.B6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8]-[.B6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9]-[.B69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23:38:51.66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09T01:25:39.186000000</dc:date>
    <meta:editing-duration>P7DT10H3M36S</meta:editing-duration>
    <meta:editing-cycles>145</meta:editing-cycles>
    <meta:generator>LibreOffice/7.2.5.2$Windows_X86_64 LibreOffice_project/499f9727c189e6ef3471021d6132d4c694f357e5</meta:generator>
    <meta:document-statistic meta:table-count="1" meta:cell-count="313" meta:object-count="0"/>
  </office:meta>
</office:document-meta>
</file>